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style:use-window-font-color="true"/>
    </style:style>
    <style:style style:name="T2"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fo:color="#ff0000"/>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fo:color="#ff0000"/>
    </style:style>
    <style:style style:name="T16"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ff0000"/>
    </style:style>
    <style:style style:name="T17" style:family="text">
      <style:text-properties fo:font-size="14.00pt" fo:font-weight="normal" fo:font-family="'Times New Roman'" style:font-family-asian="'Times New Roman'" style:font-family-complex="'Times New Roman'" fo:background-color="transparent" fo:color="#ff0000"/>
    </style:style>
    <style:style style:name="T18" style:family="text">
      <style:text-properties fo:font-size="14.00pt" fo:font-weight="normal" fo:font-family="'Times New Roman'" style:font-family-asian="'Times New Roman'" style:font-family-complex="'Times New Roman'" fo:background-color="transparent" style:use-window-font-color="true"/>
    </style:style>
    <style:style style:name="T19" style:family="text">
      <style:text-properties fo:font-size="14.00pt" fo:font-weight="normal" fo:font-family="'Times New Roman'" style:font-family-asian="'Times New Roman'" style:font-family-complex="'Times New Roman'" fo:background-color="transparent" style:use-window-font-color="true"/>
    </style:style>
    <style:style style:name="T20" style:family="text">
      <style:text-properties fo:font-size="14.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fo:color="#ff0000"/>
    </style:style>
    <style:style style:name="T22"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ff0000"/>
    </style:style>
    <style:style style:name="T23" style:family="text">
      <style:text-properties fo:font-size="14.00pt" fo:font-weight="normal" fo:font-family="'Times New Roman'" style:font-family-asian="'Times New Roman'" style:font-family-complex="'Times New Roman'" fo:background-color="transparent" fo:color="#ff0000"/>
    </style:style>
    <style:style style:name="T24"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ff0000"/>
    </style:style>
    <style:style style:name="T25" style:family="text">
      <style:text-properties fo:font-size="14.00pt" fo:font-weight="normal" fo:font-family="'Times New Roman'" style:font-family-asian="'Times New Roman'" style:font-family-complex="'Times New Roman'" fo:background-color="transparent" fo:color="#ff0000"/>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4.00pt" fo:font-weight="normal" fo:font-family="'Times New Roman'" style:font-family-asian="'Times New Roman'" style:font-family-complex="'Times New Roman'" fo:background-color="transparent" style:use-window-font-color="true"/>
    </style:style>
    <style:style style:name="T28" style:family="text">
      <style:text-properties fo:font-size="14.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normal" fo:font-family="'Times New Roman'" style:font-family-asian="'Times New Roman'" style:font-family-complex="'Times New Roman'" fo:background-color="transparent" fo:color="#ff0000"/>
    </style:style>
    <style:style style:name="T30"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ff0000"/>
    </style:style>
    <style:style style:name="T31" style:family="text">
      <style:text-properties fo:font-size="14.00pt" fo:font-weight="normal" fo:font-family="'Times New Roman'" style:font-family-asian="'Times New Roman'" style:font-family-complex="'Times New Roman'" fo:background-color="transparent" fo:color="#ff0000"/>
    </style:style>
    <style:style style:name="T32" style:family="text">
      <style:text-properties fo:font-size="14.00pt" fo:font-weight="normal" fo:font-family="'Times New Roman'" style:font-family-asian="'Times New Roman'" style:font-family-complex="'Times New Roman'"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style:use-window-font-color="true"/>
    </style:style>
    <style:style style:name="T34" style:family="text">
      <style:text-properties fo:font-size="14.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fo:color="#ff0000"/>
    </style:style>
    <style:style style:name="T36" style:family="text">
      <style:text-properties fo:font-size="14.00pt" fo:font-weight="normal" fo:font-family="'Times New Roman'" style:font-family-asian="'Times New Roman'" style:font-family-complex="'Times New Roman'"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Td3 - Droit des TIC :<text:s/></text:span><text:span text:style-name="T2">La protection juridique du nom de marque</text:span></text:p>
      <text:p text:style-name="P1"><text:span text:style-name="T3"/></text:p>
      <text:p text:style-name="P1"><text:span text:style-name="T4"><text:s text:c="5"/>=&gt;inpi.fr</text:span></text:p>
      <text:p text:style-name="P1"><text:span text:style-name="T5"/></text:p>
      <text:p text:style-name="P1"><text:span text:style-name="T6">1<text:s/></text:span><text:span text:style-name="T7">–</text:span><text:span text:style-name="T8"><text:s/>Combien co</text:span><text:span text:style-name="T9">ûte le dépôt de marque auprès de l'INPI ?</text:span></text:p>
      <text:p text:style-name="P1"><draw:frame text:anchor-type="as-char" svg:width="170.13mm" svg:height="41.01mm" style:rel-width="scale" style:rel-height="scale"><draw:object-ole xlink:href="OleObj1"/><draw:image xlink:href="ObjectReplacements/OleObj1"/></draw:frame><text:span text:style-name="T11"/></text:p>
      <text:p text:style-name="P1"><text:span text:style-name="T11"><text:s/>Le coût<text:s text:c="2"/>du dépôt de marque auprès de l’INPI est de 190€ de dépôt électronique : un produit/service qui appartient à une classe, pour chaque nouvelle classe supplémentaire il faudra rajouter 40€. Et pour le renouvellement il faut 290€ et 40€ pour chaque classe en plus. Pour connaître la disponibilité d'une société en France cela coûterait 80€, pour la disponibilité d'une marque et nom de domaine: 150€, et pour la disponibilité d'une marque et son logo: 572€.</text:span></text:p>
      <text:p text:style-name="P1"><text:span text:style-name="T11"><text:s text:c="2"/></text:span></text:p>
      <text:p text:style-name="P1"><text:span text:style-name="T12">2<text:s/></text:span><text:span text:style-name="T13">– Rappelez en quoi consiste la classification de Nice, puis d</text:span><text:span text:style-name="T14">éfinissez « le principe de spécialité »</text:span></text:p>
      <text:p text:style-name="P1"><text:span text:style-name="T15">La classification de Nice consiste en une classification internationale des produits et des services destinée à l’enregistrement des marques commerciales. Elle est utilisée et gérée par l’Organisation mondiale de la propriété intellectuelle. Et le principe de spécialité consiste à considérer que la protection conférée par le droit des marques sur un signe est établie aux produits et services identiques ou similaires. Donc des produits avec différentes classes peuvent avoir le même nom de marque.</text:span></text:p>
      <text:p text:style-name="P1"><text:span text:style-name="T15"/></text:p>
      <text:p text:style-name="P1"><text:a xlink:href="https://www.wipo.int/classifications/nice/fr/"><text:span text:style-name="T16">https://www.wipo.int/classifications/nice/fr/</text:span></text:a><text:span text:style-name="T17"><text:s/></text:span></text:p>
      <text:p text:style-name="P1"><text:span text:style-name="T17"/></text:p>
      <text:p text:style-name="P1"><text:span text:style-name="T18">3<text:s/></text:span><text:span text:style-name="T19">– Qu'est-ce qu'une marque notoire ? Et de quelle protection juridique b</text:span><text:span text:style-name="T20">énéficie-t-elle ? Résumez l'affaire Showroomprive.com contre Venteprivee.com</text:span><text:span text:style-name="T21"/></text:p>
      <text:p text:style-name="P1"><text:span text:style-name="T21">=&gt;<text:s/></text:span><text:a xlink:href="http://dbenabou-avocats.com/?p=1716"><text:span text:style-name="T22">http://dbenabou-avocats.com/?p=1716</text:span></text:a><text:span text:style-name="T23"><text:s/></text:span></text:p>
      <text:p text:style-name="P1"><text:a xlink:href="https://www.dalloz-actualite.fr/flash/distinctivite-de-marque-vente-privee-fin-de-saga-judiciaire"><text:span text:style-name="T24">https://www.dalloz-actualite.fr/flash/distinctivite-de-marque-vente-privee-fin-de-saga-judiciaire</text:span></text:a><text:span text:style-name="T25"><text:s/></text:span></text:p>
      <text:p text:style-name="P1"><text:span text:style-name="T25"/></text:p>
      <text:p text:style-name="P1"><text:span text:style-name="T25">Une marque notoire c'est une marque qui est reconnue du public grâce notamment de l'utilisation qui en a été faite. Elle n'a pas besoin d'être déposée pour être protégé, elle possède une protection sur l'ensemble des classes même celles sans être liées avec la marque.</text:span></text:p>
      <text:p text:style-name="P1"><text:span text:style-name="T25">L'affaire showroomprive contre Venteprivee</text:span></text:p>
      <text:p text:style-name="P1"><text:span text:style-name="T26">4<text:s/></text:span><text:span text:style-name="T27">– Dans<text:s/></text:span><text:span text:style-name="T28">« base de données marques », effectuez quelques simulations de recherche de marque : Qu'observez-vous ? (marque enregistrée, en cours d'étude, enregistrement refusé,...)</text:span><text:span text:style-name="T29"/></text:p>
      <text:p text:style-name="P1"><text:a xlink:href="https://data.inpi.fr/search"><text:span text:style-name="T30">https://data.inpi.fr/search</text:span></text:a><text:span text:style-name="T31"/></text:p>
      <text:p text:style-name="P1"><text:span text:style-name="T31">Pour exemple KFC on trouve les marques et les sous marques déposé par Kentucky Fried Chicken International Holdings, et les autres marques sont totalment refusé ou expiré par l'INPI. Car ce n'est pas KFC qui a déposé et donc cela ne leur appartient pas.</text:span></text:p>
      <text:p text:style-name="P1"><text:span text:style-name="T32">5<text:s/></text:span><text:span text:style-name="T33">– Parmi les 45 classes, retrouvez celles qui sont relatives aux TIC : identifiez les classes concern</text:span><text:span text:style-name="T34">ées, puis nommez les produits et services TIC qui s'y trouvent.</text:span><text:span text:style-name="T35"/></text:p>
      <text:p text:style-name="P1"><text:span text:style-name="T35"/></text:p>
      <text:p text:style-name="P1"><text:span text:style-name="T35">Les produits concernés par le TIC sont la classe 9(ordinateurs,smartphone,calculatrice...) et la classe 16: imprimerie et photographie.</text:span></text:p>
      <text:p text:style-name="P1"><text:span text:style-name="T36"/></text:p>
      <text:p text:style-name="P1"><text:span text:style-name="T36"/></text:p>
      <text:p text:style-name="P1"><text:span text:style-name="T36"/></text:p>
      <text:p text:style-name="P1"><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